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1in" svg:height="4.0154in" svg:x="4.2394in" svg:y="0.0106in">
            <draw:object draw:notify-on-update-of-ranges="Sheet1.A2:Sheet1.A12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P_Movies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1:38:31.075850432</meta:creation-date>
    <dc:date>2021-11-08T12:15:23.708480648</dc:date>
    <meta:editing-duration>PT6M32S</meta:editing-duration>
    <meta:editing-cycles>2</meta:editing-cycles>
    <meta:generator>LibreOffice/6.4.7.2$Linux_X86_64 LibreOffice_project/40$Build-2</meta:generator>
    <meta:document-statistic meta:table-count="1" meta:cell-count="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10.2cm" xlink:href=".." xlink:type="simple" chart:class="chart:bar" chart:style-name="ch1">
        <chart:legend chart:legend-position="end" svg:x="13.73cm" svg:y="4.801cm" style:legend-expansion="high" chart:style-name="ch2"/>
        <chart:plot-area chart:style-name="ch3" table:cell-range-address="Sheet1.A2:Sheet1.B12" chart:data-source-has-labels="column" svg:x="0.319cm" svg:y="0.204cm" svg:width="13.092cm" svg:height="9.7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cm" svg:y="0.258cm" svg:width="12.471cm" svg:height="8.3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Sheet1.A2:Sheet1.A12</svg:desc>
                </draw:g>
              </table:table-cell>
              <table:table-cell office:value-type="float" office:value="17">
                <text:p>17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